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342in"/>
    </style:style>
    <style:style style:name="ta1co2" style:family="table-column">
      <style:table-column-properties fo:break-before="auto" style:column-width="0.928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0.928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mp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</table:table-row>
        <table:table-row table:style-name="ro1">
          <table:table-cell office:value-type="string">
            <text:p>./evidence-10.lp</text:p>
          </table:table-cell>
          <table:table-cell office:value-type="float" office:value="0.852144"/>
          <table:table-cell office:value-type="float" office:value="0.033"/>
          <table:table-cell office:value-type="float" office:value="0.0"/>
          <table:table-cell office:value-type="float" office:value="25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19144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</table:table-row>
        <table:table-row table:style-name="ro1">
          <table:table-cell office:value-type="string">
            <text:p>./evidence-100.lp</text:p>
          </table:table-cell>
          <table:table-cell office:value-type="float" office:value="1.1793"/>
          <table:table-cell office:value-type="float" office:value="0.349"/>
          <table:table-cell office:value-type="float" office:value="0.02"/>
          <table:table-cell office:value-type="float" office:value="1382.0"/>
          <table:table-cell office:value-type="float" office:value="0.0"/>
          <table:table-cell office:value-type="float" office:value="235956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303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</table:table-row>
        <table:table-row table:style-name="ro1">
          <table:table-cell office:value-type="string">
            <text:p>./evidence-1000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59791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</table:table-row>
        <table:table-row table:style-name="ro1">
          <table:table-cell office:value-type="string">
            <text:p>./evidence-200.lp</text:p>
          </table:table-cell>
          <table:table-cell office:value-type="float" office:value="1.93558"/>
          <table:table-cell office:value-type="float" office:value="1.097"/>
          <table:table-cell office:value-type="float" office:value="0.06"/>
          <table:table-cell office:value-type="float" office:value="2424.0"/>
          <table:table-cell office:value-type="float" office:value="0.0"/>
          <table:table-cell office:value-type="float" office:value="244404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385800000000001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</table:table-row>
        <table:table-row table:style-name="ro1">
          <table:table-cell office:value-type="string">
            <text:p>./evidence-300.lp</text:p>
          </table:table-cell>
          <table:table-cell office:value-type="float" office:value="3.33509"/>
          <table:table-cell office:value-type="float" office:value="2.488"/>
          <table:table-cell office:value-type="float" office:value="0.1"/>
          <table:table-cell office:value-type="float" office:value="2595.0"/>
          <table:table-cell office:value-type="float" office:value="0.0"/>
          <table:table-cell office:value-type="float" office:value="258424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470900000000001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</table:table-row>
        <table:table-row table:style-name="ro1">
          <table:table-cell office:value-type="string">
            <text:p>./evidence-400.lp</text:p>
          </table:table-cell>
          <table:table-cell office:value-type="float" office:value="5.44099"/>
          <table:table-cell office:value-type="float" office:value="4.48"/>
          <table:table-cell office:value-type="float" office:value="0.2"/>
          <table:table-cell office:value-type="float" office:value="3201.0"/>
          <table:table-cell office:value-type="float" office:value="0.0"/>
          <table:table-cell office:value-type="float" office:value="279012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9609899999999998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</table:table-row>
        <table:table-row table:style-name="ro1">
          <table:table-cell office:value-type="string">
            <text:p>./evidence-50.lp</text:p>
          </table:table-cell>
          <table:table-cell office:value-type="float" office:value="0.94261"/>
          <table:table-cell office:value-type="float" office:value="0.122"/>
          <table:table-cell office:value-type="float" office:value="0.0"/>
          <table:table-cell office:value-type="float" office:value="329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2061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</table:table-row>
        <table:table-row table:style-name="ro1">
          <table:table-cell office:value-type="string">
            <text:p>./evidence-500.lp</text:p>
          </table:table-cell>
          <table:table-cell office:value-type="float" office:value="7.27286"/>
          <table:table-cell office:value-type="float" office:value="6.377"/>
          <table:table-cell office:value-type="float" office:value="0.36"/>
          <table:table-cell office:value-type="float" office:value="4174.0"/>
          <table:table-cell office:value-type="float" office:value="0.0"/>
          <table:table-cell office:value-type="float" office:value="30512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958599999999999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</table:table-row>
        <table:table-row table:style-name="ro1">
          <table:table-cell office:value-type="string">
            <text:p>./evidence-600.lp</text:p>
          </table:table-cell>
          <table:table-cell office:value-type="float" office:value="9.91743"/>
          <table:table-cell office:value-type="float" office:value="8.967"/>
          <table:table-cell office:value-type="float" office:value="0.48"/>
          <table:table-cell office:value-type="float" office:value="5362.0"/>
          <table:table-cell office:value-type="float" office:value="0.0"/>
          <table:table-cell office:value-type="float" office:value="328256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950429999999999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</table:table-row>
        <table:table-row table:style-name="ro1">
          <table:table-cell office:value-type="string">
            <text:p>./evidence-700.lp</text:p>
          </table:table-cell>
          <table:table-cell office:value-type="float" office:value="14.0585"/>
          <table:table-cell office:value-type="float" office:value="13.096"/>
          <table:table-cell office:value-type="float" office:value="0.77"/>
          <table:table-cell office:value-type="float" office:value="5479.0"/>
          <table:table-cell office:value-type="float" office:value="0.0"/>
          <table:table-cell office:value-type="float" office:value="36646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9625000000000004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</table:table-row>
        <table:table-row table:style-name="ro1">
          <table:table-cell office:value-type="string">
            <text:p>./evidence-800.lp</text:p>
          </table:table-cell>
          <table:table-cell office:value-type="float" office:value="18.5372"/>
          <table:table-cell office:value-type="float" office:value="17.536"/>
          <table:table-cell office:value-type="float" office:value="1.11"/>
          <table:table-cell office:value-type="float" office:value="6904.0"/>
          <table:table-cell office:value-type="float" office:value="0.0"/>
          <table:table-cell office:value-type="float" office:value="406656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.0011999999999972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</table:table-row>
        <table:table-row table:style-name="ro1">
          <table:table-cell office:value-type="string">
            <text:p>./evidence-900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54801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4])" office:value-type="float"/>
          <table:table-cell table:formula="of:=SUM([.C3:.C14])" office:value-type="float"/>
          <table:table-cell table:formula="of:=SUM([.D3:.D14])" office:value-type="float"/>
          <table:table-cell table:formula="of:=SUM([.E3:.E14])" office:value-type="float"/>
          <table:table-cell table:formula="of:=SUM([.F3:.F14])" office:value-type="float"/>
          <table:table-cell table:formula="of:=SUM([.G3:.G14])" office:value-type="float"/>
          <table:table-cell table:formula="of:=SUM([.H3:.H14])" office:value-type="float"/>
          <table:table-cell table:formula="of:=SUM([.I3:.I14])" office:value-type="float"/>
          <table:table-cell table:formula="of:=SUM([.J3:.J14])" office:value-type="float"/>
          <table:table-cell table:formula="of:=SUM([.K3:.K14])" office:value-type="float"/>
          <table:table-cell table:formula="of:=SUM([.L3:.L14])" office:value-type="float"/>
          <table:table-cell table:formula="of:=SUM([.M3:.M14])" office:value-type="float"/>
          <table:table-cell table:formula="of:=SUM([.N3:.N14])" office:value-type="float"/>
          <table:table-cell table:formula="of:=SUM([.O3:.O14])" office:value-type="float"/>
          <table:table-cell table:formula="of:=SUM([.P3:.P14])" office:value-type="float"/>
          <table:table-cell table:formula="of:=SUM([.Q3:.Q14])" office:value-type="float"/>
          <table:table-cell table:formula="of:=SUM([.R3:.R14])" office:value-type="float"/>
          <table:table-cell table:formula="of:=SUM([.S3:.S14])" office:value-type="float"/>
          <table:table-cell table:formula="of:=SUM([.T3:.T14])" office:value-type="float"/>
          <table:table-cell table:formula="of:=SUM([.U3:.U14])" office:value-type="float"/>
          <table:table-cell table:formula="of:=SUM([.V3:.V14])" office:value-type="float"/>
          <table:table-cell table:formula="of:=SUM([.W3:.W14])" office:value-type="float"/>
          <table:table-cell table:formula="of:=SUM([.X3:.X14])" office:value-type="float"/>
          <table:table-cell table:formula="of:=SUM([.Y3:.Y14])" office:value-type="float"/>
          <table:table-cell table:formula="of:=SUM([.Z3:.Z14])" office:value-type="float"/>
          <table:table-cell table:formula="of:=SUM([.AA3:.AA14])" office:value-type="float"/>
          <table:table-cell table:formula="of:=SUM([.AB3:.AB14])" office:value-type="float"/>
          <table:table-cell table:formula="of:=SUM([.AC3:.AC14])" office:value-type="float"/>
          <table:table-cell table:formula="of:=SUM([.AD3:.AD14])" office:value-type="float"/>
          <table:table-cell table:formula="of:=SUM([.AE3:.AE14])" office:value-type="float"/>
          <table:table-cell table:formula="of:=SUM([.AF3:.AF14])" office:value-type="float"/>
          <table:table-cell table:formula="of:=SUM([.AG3:.AG14])" office:value-type="float"/>
          <table:table-cell table:formula="of:=SUM([.AH3:.AH14])" office:value-type="float"/>
          <table:table-cell table:formula="of:=SUM([.AI3:.AI14])" office:value-type="float"/>
          <table:table-cell table:formula="of:=SUM([.AJ3:.AJ14])" office:value-type="float"/>
          <table:table-cell table:formula="of:=SUM([.AK3:.AK14])" office:value-type="float"/>
          <table:table-cell table:formula="of:=SUM([.AL3:.AL14])" office:value-type="float"/>
          <table:table-cell table:formula="of:=SUM([.AM3:.AM14])" office:value-type="float"/>
          <table:table-cell table:formula="of:=SUM([.AN3:.AN14])" office:value-type="float"/>
          <table:table-cell table:formula="of:=SUM([.AO3:.AO1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4])" office:value-type="float"/>
          <table:table-cell table:formula="of:=AVERAGE([.C3:.C14])" office:value-type="float"/>
          <table:table-cell table:formula="of:=AVERAGE([.D3:.D14])" office:value-type="float"/>
          <table:table-cell table:formula="of:=AVERAGE([.E3:.E14])" office:value-type="float"/>
          <table:table-cell table:formula="of:=AVERAGE([.F3:.F14])" office:value-type="float"/>
          <table:table-cell table:formula="of:=AVERAGE([.G3:.G14])" office:value-type="float"/>
          <table:table-cell table:formula="of:=AVERAGE([.H3:.H14])" office:value-type="float"/>
          <table:table-cell table:formula="of:=AVERAGE([.I3:.I14])" office:value-type="float"/>
          <table:table-cell table:formula="of:=AVERAGE([.J3:.J14])" office:value-type="float"/>
          <table:table-cell table:formula="of:=AVERAGE([.K3:.K14])" office:value-type="float"/>
          <table:table-cell table:formula="of:=AVERAGE([.L3:.L14])" office:value-type="float"/>
          <table:table-cell table:formula="of:=AVERAGE([.M3:.M14])" office:value-type="float"/>
          <table:table-cell table:formula="of:=AVERAGE([.N3:.N14])" office:value-type="float"/>
          <table:table-cell table:formula="of:=AVERAGE([.O3:.O14])" office:value-type="float"/>
          <table:table-cell table:formula="of:=AVERAGE([.P3:.P14])" office:value-type="float"/>
          <table:table-cell table:formula="of:=AVERAGE([.Q3:.Q14])" office:value-type="float"/>
          <table:table-cell table:formula="of:=AVERAGE([.R3:.R14])" office:value-type="float"/>
          <table:table-cell table:formula="of:=AVERAGE([.S3:.S14])" office:value-type="float"/>
          <table:table-cell table:formula="of:=AVERAGE([.T3:.T14])" office:value-type="float"/>
          <table:table-cell table:formula="of:=AVERAGE([.U3:.U14])" office:value-type="float"/>
          <table:table-cell table:formula="of:=AVERAGE([.V3:.V14])" office:value-type="float"/>
          <table:table-cell table:formula="of:=AVERAGE([.W3:.W14])" office:value-type="float"/>
          <table:table-cell table:formula="of:=AVERAGE([.X3:.X14])" office:value-type="float"/>
          <table:table-cell table:formula="of:=AVERAGE([.Y3:.Y14])" office:value-type="float"/>
          <table:table-cell table:formula="of:=AVERAGE([.Z3:.Z14])" office:value-type="float"/>
          <table:table-cell table:formula="of:=AVERAGE([.AA3:.AA14])" office:value-type="float"/>
          <table:table-cell table:formula="of:=AVERAGE([.AB3:.AB14])" office:value-type="float"/>
          <table:table-cell table:formula="of:=AVERAGE([.AC3:.AC14])" office:value-type="float"/>
          <table:table-cell table:formula="of:=AVERAGE([.AD3:.AD14])" office:value-type="float"/>
          <table:table-cell table:formula="of:=AVERAGE([.AE3:.AE14])" office:value-type="float"/>
          <table:table-cell table:formula="of:=AVERAGE([.AF3:.AF14])" office:value-type="float"/>
          <table:table-cell table:formula="of:=AVERAGE([.AG3:.AG14])" office:value-type="float"/>
          <table:table-cell table:formula="of:=AVERAGE([.AH3:.AH14])" office:value-type="float"/>
          <table:table-cell table:formula="of:=AVERAGE([.AI3:.AI14])" office:value-type="float"/>
          <table:table-cell table:formula="of:=AVERAGE([.AJ3:.AJ14])" office:value-type="float"/>
          <table:table-cell table:formula="of:=AVERAGE([.AK3:.AK14])" office:value-type="float"/>
          <table:table-cell table:formula="of:=AVERAGE([.AL3:.AL14])" office:value-type="float"/>
          <table:table-cell table:formula="of:=AVERAGE([.AM3:.AM14])" office:value-type="float"/>
          <table:table-cell table:formula="of:=AVERAGE([.AN3:.AN14])" office:value-type="float"/>
          <table:table-cell table:formula="of:=AVERAGE([.AO3:.AO1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4])" office:value-type="float"/>
          <table:table-cell table:formula="of:=STDEV([.C3:.C14])" office:value-type="float"/>
          <table:table-cell table:formula="of:=STDEV([.D3:.D14])" office:value-type="float"/>
          <table:table-cell table:formula="of:=STDEV([.E3:.E14])" office:value-type="float"/>
          <table:table-cell table:formula="of:=STDEV([.F3:.F14])" office:value-type="float"/>
          <table:table-cell table:formula="of:=STDEV([.G3:.G14])" office:value-type="float"/>
          <table:table-cell table:formula="of:=STDEV([.H3:.H14])" office:value-type="float"/>
          <table:table-cell table:formula="of:=STDEV([.I3:.I14])" office:value-type="float"/>
          <table:table-cell table:formula="of:=STDEV([.J3:.J14])" office:value-type="float"/>
          <table:table-cell table:formula="of:=STDEV([.K3:.K14])" office:value-type="float"/>
          <table:table-cell table:formula="of:=STDEV([.L3:.L14])" office:value-type="float"/>
          <table:table-cell table:formula="of:=STDEV([.M3:.M14])" office:value-type="float"/>
          <table:table-cell table:formula="of:=STDEV([.N3:.N14])" office:value-type="float"/>
          <table:table-cell table:formula="of:=STDEV([.O3:.O14])" office:value-type="float"/>
          <table:table-cell table:formula="of:=STDEV([.P3:.P14])" office:value-type="float"/>
          <table:table-cell table:formula="of:=STDEV([.Q3:.Q14])" office:value-type="float"/>
          <table:table-cell table:formula="of:=STDEV([.R3:.R14])" office:value-type="float"/>
          <table:table-cell table:formula="of:=STDEV([.S3:.S14])" office:value-type="float"/>
          <table:table-cell table:formula="of:=STDEV([.T3:.T14])" office:value-type="float"/>
          <table:table-cell table:formula="of:=STDEV([.U3:.U14])" office:value-type="float"/>
          <table:table-cell table:formula="of:=STDEV([.V3:.V14])" office:value-type="float"/>
          <table:table-cell table:formula="of:=STDEV([.W3:.W14])" office:value-type="float"/>
          <table:table-cell table:formula="of:=STDEV([.X3:.X14])" office:value-type="float"/>
          <table:table-cell table:formula="of:=STDEV([.Y3:.Y14])" office:value-type="float"/>
          <table:table-cell table:formula="of:=STDEV([.Z3:.Z14])" office:value-type="float"/>
          <table:table-cell table:formula="of:=STDEV([.AA3:.AA14])" office:value-type="float"/>
          <table:table-cell table:formula="of:=STDEV([.AB3:.AB14])" office:value-type="float"/>
          <table:table-cell table:formula="of:=STDEV([.AC3:.AC14])" office:value-type="float"/>
          <table:table-cell table:formula="of:=STDEV([.AD3:.AD14])" office:value-type="float"/>
          <table:table-cell table:formula="of:=STDEV([.AE3:.AE14])" office:value-type="float"/>
          <table:table-cell table:formula="of:=STDEV([.AF3:.AF14])" office:value-type="float"/>
          <table:table-cell table:formula="of:=STDEV([.AG3:.AG14])" office:value-type="float"/>
          <table:table-cell table:formula="of:=STDEV([.AH3:.AH14])" office:value-type="float"/>
          <table:table-cell table:formula="of:=STDEV([.AI3:.AI14])" office:value-type="float"/>
          <table:table-cell table:formula="of:=STDEV([.AJ3:.AJ14])" office:value-type="float"/>
          <table:table-cell table:formula="of:=STDEV([.AK3:.AK14])" office:value-type="float"/>
          <table:table-cell table:formula="of:=STDEV([.AL3:.AL14])" office:value-type="float"/>
          <table:table-cell table:formula="of:=STDEV([.AM3:.AM14])" office:value-type="float"/>
          <table:table-cell table:formula="of:=STDEV([.AN3:.AN14])" office:value-type="float"/>
          <table:table-cell table:formula="of:=STDEV([.AO3:.AO1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4]-[.$L3:.$L14])^2)^0.5" office:value-type="float"/>
          <table:table-cell table:number-matrix-columns-spanned="1" table:number-matrix-rows-spanned="1" table:formula="of:=SUM(([.C3:.C14]-[.$M3:.$M14])^2)^0.5" office:value-type="float"/>
          <table:table-cell table:number-matrix-columns-spanned="1" table:number-matrix-rows-spanned="1" table:formula="of:=SUM(([.D3:.D14]-[.$N3:.$N14])^2)^0.5" office:value-type="float"/>
          <table:table-cell table:number-matrix-columns-spanned="1" table:number-matrix-rows-spanned="1" table:formula="of:=SUM(([.E3:.E14]-[.$O3:.$O14])^2)^0.5" office:value-type="float"/>
          <table:table-cell table:number-matrix-columns-spanned="1" table:number-matrix-rows-spanned="1" table:formula="of:=SUM(([.F3:.F14]-[.$P3:.$P14])^2)^0.5" office:value-type="float"/>
          <table:table-cell table:number-matrix-columns-spanned="1" table:number-matrix-rows-spanned="1" table:formula="of:=SUM(([.G3:.G14]-[.$Q3:.$Q14])^2)^0.5" office:value-type="float"/>
          <table:table-cell table:number-matrix-columns-spanned="1" table:number-matrix-rows-spanned="1" table:formula="of:=SUM(([.H3:.H14]-[.$R3:.$R14])^2)^0.5" office:value-type="float"/>
          <table:table-cell table:number-matrix-columns-spanned="1" table:number-matrix-rows-spanned="1" table:formula="of:=SUM(([.I3:.I14]-[.$S3:.$S14])^2)^0.5" office:value-type="float"/>
          <table:table-cell table:number-matrix-columns-spanned="1" table:number-matrix-rows-spanned="1" table:formula="of:=SUM(([.J3:.J14]-[.$T3:.$T14])^2)^0.5" office:value-type="float"/>
          <table:table-cell table:number-matrix-columns-spanned="1" table:number-matrix-rows-spanned="1" table:formula="of:=SUM(([.K3:.K14]-[.$U3:.$U1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4]=[.$L3:.$L14])" office:value-type="float"/>
          <table:table-cell table:number-matrix-columns-spanned="1" table:number-matrix-rows-spanned="1" table:formula="of:=SUM([.C3:.C14]=[.$M3:.$M14])" office:value-type="float"/>
          <table:table-cell table:number-matrix-columns-spanned="1" table:number-matrix-rows-spanned="1" table:formula="of:=SUM([.D3:.D14]=[.$N3:.$N14])" office:value-type="float"/>
          <table:table-cell table:number-matrix-columns-spanned="1" table:number-matrix-rows-spanned="1" table:formula="of:=SUM([.E3:.E14]=[.$O3:.$O14])" office:value-type="float"/>
          <table:table-cell table:number-matrix-columns-spanned="1" table:number-matrix-rows-spanned="1" table:formula="of:=SUM([.F3:.F14]=[.$P3:.$P14])" office:value-type="float"/>
          <table:table-cell table:number-matrix-columns-spanned="1" table:number-matrix-rows-spanned="1" table:formula="of:=SUM([.G3:.G14]=[.$Q3:.$Q14])" office:value-type="float"/>
          <table:table-cell table:number-matrix-columns-spanned="1" table:number-matrix-rows-spanned="1" table:formula="of:=SUM([.H3:.H14]=[.$R3:.$R14])" office:value-type="float"/>
          <table:table-cell table:number-matrix-columns-spanned="1" table:number-matrix-rows-spanned="1" table:formula="of:=SUM([.I3:.I14]=[.$S3:.$S14])" office:value-type="float"/>
          <table:table-cell table:number-matrix-columns-spanned="1" table:number-matrix-rows-spanned="1" table:formula="of:=SUM([.J3:.J14]=[.$T3:.$T14])" office:value-type="float"/>
          <table:table-cell table:number-matrix-columns-spanned="1" table:number-matrix-rows-spanned="1" table:formula="of:=SUM([.K3:.K14]=[.$U3:.$U1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4]&lt;[.$V3:.$V14])" office:value-type="float"/>
          <table:table-cell table:number-matrix-columns-spanned="1" table:number-matrix-rows-spanned="1" table:formula="of:=SUM([.C3:.C14]&lt;[.$W3:.$W14])" office:value-type="float"/>
          <table:table-cell table:number-matrix-columns-spanned="1" table:number-matrix-rows-spanned="1" table:formula="of:=SUM([.D3:.D14]&lt;[.$X3:.$X14])" office:value-type="float"/>
          <table:table-cell table:number-matrix-columns-spanned="1" table:number-matrix-rows-spanned="1" table:formula="of:=SUM([.E3:.E14]&lt;[.$Y3:.$Y14])" office:value-type="float"/>
          <table:table-cell table:number-matrix-columns-spanned="1" table:number-matrix-rows-spanned="1" table:formula="of:=SUM([.F3:.F14]&lt;[.$Z3:.$Z14])" office:value-type="float"/>
          <table:table-cell table:number-matrix-columns-spanned="1" table:number-matrix-rows-spanned="1" table:formula="of:=SUM([.G3:.G14]&lt;[.$AA3:.$AA14])" office:value-type="float"/>
          <table:table-cell table:number-matrix-columns-spanned="1" table:number-matrix-rows-spanned="1" table:formula="of:=SUM([.H3:.H14]&lt;[.$AB3:.$AB14])" office:value-type="float"/>
          <table:table-cell table:number-matrix-columns-spanned="1" table:number-matrix-rows-spanned="1" table:formula="of:=SUM([.I3:.I14]&lt;[.$AC3:.$AC14])" office:value-type="float"/>
          <table:table-cell table:number-matrix-columns-spanned="1" table:number-matrix-rows-spanned="1" table:formula="of:=SUM([.J3:.J14]&lt;[.$AD3:.$AD14])" office:value-type="float"/>
          <table:table-cell table:number-matrix-columns-spanned="1" table:number-matrix-rows-spanned="1" table:formula="of:=SUM([.K3:.K14]&lt;[.$AE3:.$AE1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4]&gt;[.$V3:.$V14])" office:value-type="float"/>
          <table:table-cell table:number-matrix-columns-spanned="1" table:number-matrix-rows-spanned="1" table:formula="of:=SUM([.C3:.C14]&gt;[.$W3:.$W14])" office:value-type="float"/>
          <table:table-cell table:number-matrix-columns-spanned="1" table:number-matrix-rows-spanned="1" table:formula="of:=SUM([.D3:.D14]&gt;[.$X3:.$X14])" office:value-type="float"/>
          <table:table-cell table:number-matrix-columns-spanned="1" table:number-matrix-rows-spanned="1" table:formula="of:=SUM([.E3:.E14]&gt;[.$Y3:.$Y14])" office:value-type="float"/>
          <table:table-cell table:number-matrix-columns-spanned="1" table:number-matrix-rows-spanned="1" table:formula="of:=SUM([.F3:.F14]&gt;[.$Z3:.$Z14])" office:value-type="float"/>
          <table:table-cell table:number-matrix-columns-spanned="1" table:number-matrix-rows-spanned="1" table:formula="of:=SUM([.G3:.G14]&gt;[.$AA3:.$AA14])" office:value-type="float"/>
          <table:table-cell table:number-matrix-columns-spanned="1" table:number-matrix-rows-spanned="1" table:formula="of:=SUM([.H3:.H14]&gt;[.$AB3:.$AB14])" office:value-type="float"/>
          <table:table-cell table:number-matrix-columns-spanned="1" table:number-matrix-rows-spanned="1" table:formula="of:=SUM([.I3:.I14]&gt;[.$AC3:.$AC14])" office:value-type="float"/>
          <table:table-cell table:number-matrix-columns-spanned="1" table:number-matrix-rows-spanned="1" table:formula="of:=SUM([.J3:.J14]&gt;[.$AD3:.$AD14])" office:value-type="float"/>
          <table:table-cell table:number-matrix-columns-spanned="1" table:number-matrix-rows-spanned="1" table:formula="of:=SUM([.K3:.K14]&gt;[.$AE3:.$AE1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4]=[.$AF3:.$AF14])" office:value-type="float"/>
          <table:table-cell table:number-matrix-columns-spanned="1" table:number-matrix-rows-spanned="1" table:formula="of:=SUM([.C3:.C14]=[.$AG3:.$AG14])" office:value-type="float"/>
          <table:table-cell table:number-matrix-columns-spanned="1" table:number-matrix-rows-spanned="1" table:formula="of:=SUM([.D3:.D14]=[.$AH3:.$AH14])" office:value-type="float"/>
          <table:table-cell table:number-matrix-columns-spanned="1" table:number-matrix-rows-spanned="1" table:formula="of:=SUM([.E3:.E14]=[.$AI3:.$AI14])" office:value-type="float"/>
          <table:table-cell table:number-matrix-columns-spanned="1" table:number-matrix-rows-spanned="1" table:formula="of:=SUM([.F3:.F14]=[.$AJ3:.$AJ14])" office:value-type="float"/>
          <table:table-cell table:number-matrix-columns-spanned="1" table:number-matrix-rows-spanned="1" table:formula="of:=SUM([.G3:.G14]=[.$AK3:.$AK14])" office:value-type="float"/>
          <table:table-cell table:number-matrix-columns-spanned="1" table:number-matrix-rows-spanned="1" table:formula="of:=SUM([.H3:.H14]=[.$AL3:.$AL14])" office:value-type="float"/>
          <table:table-cell table:number-matrix-columns-spanned="1" table:number-matrix-rows-spanned="1" table:formula="of:=SUM([.I3:.I14]=[.$AM3:.$AM14])" office:value-type="float"/>
          <table:table-cell table:number-matrix-columns-spanned="1" table:number-matrix-rows-spanned="1" table:formula="of:=SUM([.J3:.J14]=[.$AN3:.$AN14])" office:value-type="float"/>
          <table:table-cell table:number-matrix-columns-spanned="1" table:number-matrix-rows-spanned="1" table:formula="of:=SUM([.K3:.K14]=[.$AO3:.$AO1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mp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14])" office:value-type="float"/>
          <table:table-cell table:formula="of:=AVERAGE([Instances.C3:Instances.C14])" office:value-type="float"/>
          <table:table-cell table:formula="of:=AVERAGE([Instances.D3:Instances.D14])" office:value-type="float"/>
          <table:table-cell table:formula="of:=AVERAGE([Instances.E3:Instances.E14])" office:value-type="float"/>
          <table:table-cell table:formula="of:=SUM([Instances.F3:Instances.F14])" office:value-type="float"/>
          <table:table-cell table:formula="of:=AVERAGE([Instances.G3:Instances.G14])" office:value-type="float"/>
          <table:table-cell table:formula="of:=AVERAGE([Instances.H3:Instances.H14])" office:value-type="float"/>
          <table:table-cell table:formula="of:=AVERAGE([Instances.I3:Instances.I14])" office:value-type="float"/>
          <table:table-cell table:formula="of:=AVERAGE([Instances.J3:Instances.J14])" office:value-type="float"/>
          <table:table-cell table:formula="of:=AVERAGE([Instances.K3:Instances.K1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L3:.$L3])^2)^0.5" office:value-type="float"/>
          <table:table-cell table:number-matrix-columns-spanned="1" table:number-matrix-rows-spanned="1" table:formula="of:=SUM(([.C3:.C3]-[.$M3:.$M3])^2)^0.5" office:value-type="float"/>
          <table:table-cell table:number-matrix-columns-spanned="1" table:number-matrix-rows-spanned="1" table:formula="of:=SUM(([.D3:.D3]-[.$N3:.$N3])^2)^0.5" office:value-type="float"/>
          <table:table-cell table:number-matrix-columns-spanned="1" table:number-matrix-rows-spanned="1" table:formula="of:=SUM(([.E3:.E3]-[.$O3:.$O3])^2)^0.5" office:value-type="float"/>
          <table:table-cell table:number-matrix-columns-spanned="1" table:number-matrix-rows-spanned="1" table:formula="of:=SUM(([.F3:.F3]-[.$P3:.$P3])^2)^0.5" office:value-type="float"/>
          <table:table-cell table:number-matrix-columns-spanned="1" table:number-matrix-rows-spanned="1" table:formula="of:=SUM(([.G3:.G3]-[.$Q3:.$Q3])^2)^0.5" office:value-type="float"/>
          <table:table-cell table:number-matrix-columns-spanned="1" table:number-matrix-rows-spanned="1" table:formula="of:=SUM(([.H3:.H3]-[.$R3:.$R3])^2)^0.5" office:value-type="float"/>
          <table:table-cell table:number-matrix-columns-spanned="1" table:number-matrix-rows-spanned="1" table:formula="of:=SUM(([.I3:.I3]-[.$S3:.$S3])^2)^0.5" office:value-type="float"/>
          <table:table-cell table:number-matrix-columns-spanned="1" table:number-matrix-rows-spanned="1" table:formula="of:=SUM(([.J3:.J3]-[.$T3:.$T3])^2)^0.5" office:value-type="float"/>
          <table:table-cell table:number-matrix-columns-spanned="1" table:number-matrix-rows-spanned="1" table:formula="of:=SUM(([.K3:.K3]-[.$U3:.$U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L3:.$L3])" office:value-type="float"/>
          <table:table-cell table:number-matrix-columns-spanned="1" table:number-matrix-rows-spanned="1" table:formula="of:=SUM([.C3:.C3]=[.$M3:.$M3])" office:value-type="float"/>
          <table:table-cell table:number-matrix-columns-spanned="1" table:number-matrix-rows-spanned="1" table:formula="of:=SUM([.D3:.D3]=[.$N3:.$N3])" office:value-type="float"/>
          <table:table-cell table:number-matrix-columns-spanned="1" table:number-matrix-rows-spanned="1" table:formula="of:=SUM([.E3:.E3]=[.$O3:.$O3])" office:value-type="float"/>
          <table:table-cell table:number-matrix-columns-spanned="1" table:number-matrix-rows-spanned="1" table:formula="of:=SUM([.F3:.F3]=[.$P3:.$P3])" office:value-type="float"/>
          <table:table-cell table:number-matrix-columns-spanned="1" table:number-matrix-rows-spanned="1" table:formula="of:=SUM([.G3:.G3]=[.$Q3:.$Q3])" office:value-type="float"/>
          <table:table-cell table:number-matrix-columns-spanned="1" table:number-matrix-rows-spanned="1" table:formula="of:=SUM([.H3:.H3]=[.$R3:.$R3])" office:value-type="float"/>
          <table:table-cell table:number-matrix-columns-spanned="1" table:number-matrix-rows-spanned="1" table:formula="of:=SUM([.I3:.I3]=[.$S3:.$S3])" office:value-type="float"/>
          <table:table-cell table:number-matrix-columns-spanned="1" table:number-matrix-rows-spanned="1" table:formula="of:=SUM([.J3:.J3]=[.$T3:.$T3])" office:value-type="float"/>
          <table:table-cell table:number-matrix-columns-spanned="1" table:number-matrix-rows-spanned="1" table:formula="of:=SUM([.K3:.K3]=[.$U3:.$U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V3:.$V3])" office:value-type="float"/>
          <table:table-cell table:number-matrix-columns-spanned="1" table:number-matrix-rows-spanned="1" table:formula="of:=SUM([.C3:.C3]&lt;[.$W3:.$W3])" office:value-type="float"/>
          <table:table-cell table:number-matrix-columns-spanned="1" table:number-matrix-rows-spanned="1" table:formula="of:=SUM([.D3:.D3]&lt;[.$X3:.$X3])" office:value-type="float"/>
          <table:table-cell table:number-matrix-columns-spanned="1" table:number-matrix-rows-spanned="1" table:formula="of:=SUM([.E3:.E3]&lt;[.$Y3:.$Y3])" office:value-type="float"/>
          <table:table-cell table:number-matrix-columns-spanned="1" table:number-matrix-rows-spanned="1" table:formula="of:=SUM([.F3:.F3]&lt;[.$Z3:.$Z3])" office:value-type="float"/>
          <table:table-cell table:number-matrix-columns-spanned="1" table:number-matrix-rows-spanned="1" table:formula="of:=SUM([.G3:.G3]&lt;[.$AA3:.$AA3])" office:value-type="float"/>
          <table:table-cell table:number-matrix-columns-spanned="1" table:number-matrix-rows-spanned="1" table:formula="of:=SUM([.H3:.H3]&lt;[.$AB3:.$AB3])" office:value-type="float"/>
          <table:table-cell table:number-matrix-columns-spanned="1" table:number-matrix-rows-spanned="1" table:formula="of:=SUM([.I3:.I3]&lt;[.$AC3:.$AC3])" office:value-type="float"/>
          <table:table-cell table:number-matrix-columns-spanned="1" table:number-matrix-rows-spanned="1" table:formula="of:=SUM([.J3:.J3]&lt;[.$AD3:.$AD3])" office:value-type="float"/>
          <table:table-cell table:number-matrix-columns-spanned="1" table:number-matrix-rows-spanned="1" table:formula="of:=SUM([.K3:.K3]&lt;[.$AE3:.$AE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V3:.$V3])" office:value-type="float"/>
          <table:table-cell table:number-matrix-columns-spanned="1" table:number-matrix-rows-spanned="1" table:formula="of:=SUM([.C3:.C3]&gt;[.$W3:.$W3])" office:value-type="float"/>
          <table:table-cell table:number-matrix-columns-spanned="1" table:number-matrix-rows-spanned="1" table:formula="of:=SUM([.D3:.D3]&gt;[.$X3:.$X3])" office:value-type="float"/>
          <table:table-cell table:number-matrix-columns-spanned="1" table:number-matrix-rows-spanned="1" table:formula="of:=SUM([.E3:.E3]&gt;[.$Y3:.$Y3])" office:value-type="float"/>
          <table:table-cell table:number-matrix-columns-spanned="1" table:number-matrix-rows-spanned="1" table:formula="of:=SUM([.F3:.F3]&gt;[.$Z3:.$Z3])" office:value-type="float"/>
          <table:table-cell table:number-matrix-columns-spanned="1" table:number-matrix-rows-spanned="1" table:formula="of:=SUM([.G3:.G3]&gt;[.$AA3:.$AA3])" office:value-type="float"/>
          <table:table-cell table:number-matrix-columns-spanned="1" table:number-matrix-rows-spanned="1" table:formula="of:=SUM([.H3:.H3]&gt;[.$AB3:.$AB3])" office:value-type="float"/>
          <table:table-cell table:number-matrix-columns-spanned="1" table:number-matrix-rows-spanned="1" table:formula="of:=SUM([.I3:.I3]&gt;[.$AC3:.$AC3])" office:value-type="float"/>
          <table:table-cell table:number-matrix-columns-spanned="1" table:number-matrix-rows-spanned="1" table:formula="of:=SUM([.J3:.J3]&gt;[.$AD3:.$AD3])" office:value-type="float"/>
          <table:table-cell table:number-matrix-columns-spanned="1" table:number-matrix-rows-spanned="1" table:formula="of:=SUM([.K3:.K3]&gt;[.$AE3:.$AE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AF3:.$AF3])" office:value-type="float"/>
          <table:table-cell table:number-matrix-columns-spanned="1" table:number-matrix-rows-spanned="1" table:formula="of:=SUM([.C3:.C3]=[.$AG3:.$AG3])" office:value-type="float"/>
          <table:table-cell table:number-matrix-columns-spanned="1" table:number-matrix-rows-spanned="1" table:formula="of:=SUM([.D3:.D3]=[.$AH3:.$AH3])" office:value-type="float"/>
          <table:table-cell table:number-matrix-columns-spanned="1" table:number-matrix-rows-spanned="1" table:formula="of:=SUM([.E3:.E3]=[.$AI3:.$AI3])" office:value-type="float"/>
          <table:table-cell table:number-matrix-columns-spanned="1" table:number-matrix-rows-spanned="1" table:formula="of:=SUM([.F3:.F3]=[.$AJ3:.$AJ3])" office:value-type="float"/>
          <table:table-cell table:number-matrix-columns-spanned="1" table:number-matrix-rows-spanned="1" table:formula="of:=SUM([.G3:.G3]=[.$AK3:.$AK3])" office:value-type="float"/>
          <table:table-cell table:number-matrix-columns-spanned="1" table:number-matrix-rows-spanned="1" table:formula="of:=SUM([.H3:.H3]=[.$AL3:.$AL3])" office:value-type="float"/>
          <table:table-cell table:number-matrix-columns-spanned="1" table:number-matrix-rows-spanned="1" table:formula="of:=SUM([.I3:.I3]=[.$AM3:.$AM3])" office:value-type="float"/>
          <table:table-cell table:number-matrix-columns-spanned="1" table:number-matrix-rows-spanned="1" table:formula="of:=SUM([.J3:.J3]=[.$AN3:.$AN3])" office:value-type="float"/>
          <table:table-cell table:number-matrix-columns-spanned="1" table:number-matrix-rows-spanned="1" table:formula="of:=SUM([.K3:.K3]=[.$AO3:.$AO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